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7402in"/>
    </style:style>
    <style:style style:name="co4" style:family="table-column">
      <style:table-column-properties fo:break-before="auto" style:column-width="10.8in"/>
    </style:style>
    <style:style style:name="co5" style:family="table-column">
      <style:table-column-properties fo:break-before="auto" style:column-width="7.9154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2.9626in"/>
    </style:style>
    <style:style style:name="co8" style:family="table-column">
      <style:table-column-properties fo:break-before="auto" style:column-width="11.25in"/>
    </style:style>
    <style:style style:name="co9" style:family="table-column">
      <style:table-column-properties fo:break-before="auto" style:column-width="0.78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ill Of Materials BombJack - Sprites4 - Routed 2 i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References</text:p>
          </table:table-cell>
          <table:table-cell table:style-name="Default"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CL05B104KO5NN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2</text:p>
          </table:table-cell>
          <table:table-cell table:style-name="Default" office:value-type="string" calcext:value-type="string">
            <text:p>CL05B104KO5NNN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pacitors</text:p>
          </table:table-cell>
          <table:table-cell office:value-type="string" calcext:value-type="string">
            <text:p>C3</text:p>
          </table:table-cell>
          <table:table-cell table:style-name="Default" office:value-type="string" calcext:value-type="string">
            <text:p>CL05B104KO5NNNC</text:p>
          </table:table-cell>
          <table:table-cell/>
          <table:table-cell office:value-type="string" calcext:value-type="string">
            <text:p>Samsung Electro-Mechanics CL05B104KO5NNNC 100nF Multilayer Ceramic Capacitor MLCC 16V dc +/-10% Tolerance SMD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APC1005X55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4</text:p>
          </table:table-cell>
          <table:table-cell table:style-name="Default" office:value-type="string" calcext:value-type="string">
            <text:p>CL05B104KO5NNN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pacitors</text:p>
          </table:table-cell>
          <table:table-cell office:value-type="string" calcext:value-type="string">
            <text:p>C5</text:p>
          </table:table-cell>
          <table:table-cell table:style-name="Default" office:value-type="string" calcext:value-type="string">
            <text:p>200p</text:p>
          </table:table-cell>
          <table:table-cell office:value-type="string" calcext:value-type="string">
            <text:p>https://www.mouser.sg/ProductDetail/Vishay-Cera-Mite/562R10TST20?qs=1Vd4QiMLiWEhnW3IqIibiA==</text:p>
          </table:table-cell>
          <table:table-cell office:value-type="string" calcext:value-type="string">
            <text:p>220p Ceramic Capaci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AP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6</text:p>
          </table:table-cell>
          <table:table-cell table:style-name="Default" office:value-type="string" calcext:value-type="string">
            <text:p>CL05B104KO5NNN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pacitors</text:p>
          </table:table-cell>
          <table:table-cell office:value-type="string" calcext:value-type="string">
            <text:p>C7</text:p>
          </table:table-cell>
          <table:table-cell table:style-name="Default"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Samsung Electro-Mechanics CL05B104KO5NNNC 100nF Multilayer Ceramic Capacitor MLCC 16V dc +/-10% Tolerance SMD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CAPC1005X55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Capacitors</text:p>
          </table:table-cell>
          <table:table-cell office:value-type="string" calcext:value-type="string">
            <text:p>C8</text:p>
          </table:table-cell>
          <table:table-cell table:style-name="Default"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Samsung Electro-Mechanics CL05B104KO5NNNC 100nF Multilayer Ceramic Capacitor MLCC 16V dc +/-10% Tolerance SMD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CAPC1005X55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Capacitors</text:p>
          </table:table-cell>
          <table:table-cell office:value-type="string" calcext:value-type="string">
            <text:p>C9</text:p>
          </table:table-cell>
          <table:table-cell table:style-name="Default"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Samsung Electro-Mechanics CL05B104KO5NNNC 100nF Multilayer Ceramic Capacitor MLCC 16V dc +/-10% Tolerance SMD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CAPC1005X55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Capacitors</text:p>
          </table:table-cell>
          <table:table-cell office:value-type="string" calcext:value-type="string">
            <text:p>C10</text:p>
          </table:table-cell>
          <table:table-cell table:style-name="Default"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Samsung Electro-Mechanics CL05B104KO5NNNC 100nF Multilayer Ceramic Capacitor MLCC 16V dc +/-10% Tolerance SMD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CAPC1005X55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Capacitors</text:p>
          </table:table-cell>
          <table:table-cell office:value-type="string" calcext:value-type="string">
            <text:p>C11</text:p>
          </table:table-cell>
          <table:table-cell table:style-name="Default"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Samsung Electro-Mechanics CL05B104KO5NNNC 100nF Multilayer Ceramic Capacitor MLCC 16V dc +/-10% Tolerance SMD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APC1005X55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Capacitors</text:p>
          </table:table-cell>
          <table:table-cell office:value-type="string" calcext:value-type="string">
            <text:p>C12</text:p>
          </table:table-cell>
          <table:table-cell table:style-name="Default"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Samsung Electro-Mechanics CL05B104KO5NNNC 100nF Multilayer Ceramic Capacitor MLCC 16V dc +/-10% Tolerance SMD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APC1005X55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Capacitors</text:p>
          </table:table-cell>
          <table:table-cell office:value-type="string" calcext:value-type="string">
            <text:p>C13</text:p>
          </table:table-cell>
          <table:table-cell table:style-name="Default" office:value-type="string" calcext:value-type="string">
            <text:p>CL05B104KO5NNNC</text:p>
          </table:table-cell>
          <table:table-cell office:value-type="string" calcext:value-type="string">
            <text:p>https://www.mouser.sg/ProductDetail/Samsung-Electro-Mechanics/CL05B104KO5NNNC?qs=hqM3L16%252BxlfT2SKOuAUq6Q%3D%3D</text:p>
          </table:table-cell>
          <table:table-cell office:value-type="string" calcext:value-type="string">
            <text:p>Samsung Electro-Mechanics CL05B104KO5NNNC 100nF Multilayer Ceramic Capacitor MLCC 16V dc +/-10% Tolerance SMD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APC1005X55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3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4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8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9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0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1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3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4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5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6</text:p>
          </table:table-cell>
          <table:table-cell table:style-name="Default" office:value-type="string" calcext:value-type="string">
            <text:p>PULLUP</text:p>
          </table:table-cell>
          <table:table-cell office:value-type="string" calcext:value-type="string">
            <text:p>https://www.mouser.sg/ProductDetail/KOA-Speer/MFS1-4DCT52A3001F?qs=0J7VXftDlT5UxbwvicmnGw%3D%3D</text:p>
          </table:table-cell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https://www.mouser.sg/ProductDetail/Vishay-Dale/CMF55220R00FHEK?qs=UEmB0FaNOjg2TC4qgSAJvQ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https://www.mouser.sg/ProductDetail/Vishay-Dale/CMF55220R00FHEK?qs=UEmB0FaNOjg2TC4qgSAJvQ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https://www.mouser.sg/ProductDetail/Vishay-Dale/CMF5575R000FHEB?qs=M0%2FukCt83fAn7GYP4qi24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https://www.mouser.sg/ProductDetail/Vishay-Dale/CMF5575R000FHEB?qs=M0%2FukCt83fAn7GYP4qi24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https://www.mouser.sg/ProductDetail/Vishay-Dale/CMF5575R000FHEB?qs=M0%2FukCt83fAn7GYP4qi24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3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1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2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3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6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77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ttps://www.mouser.sg/ProductDetail/Vishay-Dale/CMF55100R00FHEK?qs=E1R6yEsG10vYngbhrGJpcw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https://www.mouser.sg/ProductDetail/Vishay-BC-Components/SFR25H0004700FR500?qs=58bml8Dt%2FllkS%252Ba6658qMg%3D%3D</text:p>
          </table:table-cell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string" calcext:value-type="string">
            <text:p>R208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DR?qs=p6YqzpSxLIxQ8nxlHdhQUQ%3D%3D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7410</text:p>
          </table:table-cell>
          <table:table-cell office:value-type="string" calcext:value-type="string">
            <text:p>https://www.mouser.sg/ProductDetail/Texas-Instruments/SN74LS10DR?qs=sGAEpiMZZMutXGli8Ay4kP28D9wZ8SQI5p3xXbui0l0%3D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DR?qs=p6YqzpSxLIxQ8nxlHdhQUQ%3D%3D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742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</text:p>
          </table:table-cell>
          <table:table-cell table:style-name="Default" office:value-type="string" calcext:value-type="string">
            <text:p>74LS21</text:p>
          </table:table-cell>
          <table:table-cell office:value-type="string" calcext:value-type="string">
            <text:p>https://www.mouser.sg/ProductDetail/Texas-Instruments/SN74LS21DR?qs=SL3LIuy2dWyPPAPwa0NRqg%3D%3D</text:p>
          </table:table-cell>
          <table:table-cell office:value-type="string" calcext:value-type="string">
            <text:p>Dual 4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7402</text:p>
          </table:table-cell>
          <table:table-cell office:value-type="string" calcext:value-type="string">
            <text:p>https://www.mouser.sg/ProductDetail/Texas-Instruments/SN74LS02DR?qs=SL3LIuy2dWwMb1IRls9bqA%3D%3D</text:p>
          </table:table-cell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3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DR?qs=SL3LIuy2dWwpYzaAOf%252BnlA%3D%3D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4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5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6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8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9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1</text:p>
          </table:table-cell>
          <table:table-cell office:value-type="string" calcext:value-type="string">
            <text:p>7427</text:p>
          </table:table-cell>
          <table:table-cell office:value-type="string" calcext:value-type="string">
            <text:p>https://www.mouser.sg/ProductDetail/Texas-Instruments/SN74LS27DR?qs=sGAEpiMZZMutXGli8Ay4kP28D9wZ8SQIfOvGfytTqpc%3D</text:p>
          </table:table-cell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2</text:p>
          </table:table-cell>
          <table:table-cell table:style-name="Default" office:value-type="string" calcext:value-type="string">
            <text:p>74LS0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3</text:p>
          </table:table-cell>
          <table:table-cell office:value-type="string" calcext:value-type="string">
            <text:p>7427</text:p>
          </table:table-cell>
          <table:table-cell office:value-type="string" calcext:value-type="string">
            <text:p>https://www.mouser.sg/ProductDetail/Texas-Instruments/SN74LS27DR?qs=sGAEpiMZZMutXGli8Ay4kP28D9wZ8SQIfOvGfytTqpc%3D</text:p>
          </table:table-cell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DR?qs=p6YqzpSxLIxQ8nxlHdhQUQ%3D%3D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0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2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3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3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4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5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7</text:p>
          </table:table-cell>
          <table:table-cell table:style-name="Default" office:value-type="string" calcext:value-type="string">
            <text:p>74LS11</text:p>
          </table:table-cell>
          <table:table-cell office:value-type="string" calcext:value-type="string">
            <text:p>https://www.mouser.sg/ProductDetail/Texas-Instruments/SN74LS11DR?qs=sGAEpiMZZMutXGli8Ay4kP28D9wZ8SQIaoHi3xvjif4%3D</text:p>
          </table:table-cell>
          <table:table-cell office:value-type="string" calcext:value-type="string">
            <text:p>Triple 3-Input Positive-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8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9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1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2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3</text:p>
          </table:table-cell>
          <table:table-cell office:value-type="string" calcext:value-type="string">
            <text:p>7402</text:p>
          </table:table-cell>
          <table:table-cell office:value-type="string" calcext:value-type="string">
            <text:p>https://www.mouser.sg/ProductDetail/Texas-Instruments/SN74LS02DR?qs=SL3LIuy2dWwMb1IRls9bqA%3D%3D</text:p>
          </table:table-cell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4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DR?qs=SL3LIuy2dWwpYzaAOf%252BnlA%3D%3D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75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6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DR?qs=UG%2F8xqv%2F6Wcr2VkhPBBoGA%3D%3D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7</text:p>
          </table:table-cell>
          <table:table-cell table:style-name="Default" office:value-type="string" calcext:value-type="string">
            <text:p>6116FAST</text:p>
          </table:table-cell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string" calcext:value-type="string">
            <text:p>16K (2Kx8) Static RAM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4NARCAP20</text:p>
          </table:table-cell>
          <table:table-cell office:value-type="string" calcext:value-type="string">
            <text:p>https://www.mouser.sg/ProductDetail/Mill-Max/110-93-324-41-801000?qs=2mZjssE3HVXiFvwLlnaxRQ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8</text:p>
          </table:table-cell>
          <table:table-cell table:style-name="Default" office:value-type="string" calcext:value-type="string">
            <text:p>6116FAST</text:p>
          </table:table-cell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string" calcext:value-type="string">
            <text:p>16K (2Kx8) Static RAM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4NARCAP20</text:p>
          </table:table-cell>
          <table:table-cell office:value-type="string" calcext:value-type="string">
            <text:p>https://www.mouser.sg/ProductDetail/Mill-Max/110-93-324-41-801000?qs=2mZjssE3HVXiFvwLlnaxRQ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79</text:p>
          </table:table-cell>
          <table:table-cell table:style-name="Default" office:value-type="string" calcext:value-type="string">
            <text:p>6116FAST</text:p>
          </table:table-cell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string" calcext:value-type="string">
            <text:p>16K (2Kx8) Static RAM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4NARCAP20</text:p>
          </table:table-cell>
          <table:table-cell office:value-type="string" calcext:value-type="string">
            <text:p>https://www.mouser.sg/ProductDetail/Mill-Max/110-93-324-41-801000?qs=2mZjssE3HVXiFvwLlnaxRQ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0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2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3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4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5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DR?qs=SL3LIuy2dWwpYzaAOf%252BnlA%3D%3D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6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7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DR?qs=SL3LIuy2dWwpYzaAOf%252BnlA%3D%3D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8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DR?qs=SL3LIuy2dWwpYzaAOf%252BnlA%3D%3D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89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0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DR?qs=p6YqzpSxLIxQ8nxlHdhQUQ%3D%3D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1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2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3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5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6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7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8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99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4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5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6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7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8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09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0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1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4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5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6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7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8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19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4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5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6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7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8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4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5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6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7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38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39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0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1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2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5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7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DR?qs=p6YqzpSxLIxQ8nxlHdhQUQ%3D%3D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8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49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5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156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7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8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59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1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3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5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6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7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8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69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0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1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3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4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5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6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7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8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79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4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5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6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7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8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89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1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3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4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5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6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7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8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199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0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1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4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5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6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7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09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0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DR?qs=UG%2F8xqv%2F6Wcr2VkhPBBoGA%3D%3D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1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DR?qs=UG%2F8xqv%2F6Wcr2VkhPBBoGA%3D%3D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3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14</text:p>
          </table:table-cell>
          <table:table-cell table:style-name="Default" office:value-type="string" calcext:value-type="string">
            <text:p>74LS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15</text:p>
          </table:table-cell>
          <table:table-cell office:value-type="string" calcext:value-type="string">
            <text:p>747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7</text:p>
          </table:table-cell>
          <table:table-cell table:style-name="Default" office:value-type="string" calcext:value-type="string">
            <text:p>74LS161</text:p>
          </table:table-cell>
          <table:table-cell office:value-type="string" calcext:value-type="string">
            <text:p>https://www.mouser.sg/ProductDetail/Texas-Instruments/SN74LS161ADR?qs=SL3LIuy2dWx%252BNiLsCGC3n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8</text:p>
          </table:table-cell>
          <table:table-cell table:style-name="Default" office:value-type="string" calcext:value-type="string">
            <text:p>74LS161</text:p>
          </table:table-cell>
          <table:table-cell office:value-type="string" calcext:value-type="string">
            <text:p>https://www.mouser.sg/ProductDetail/Texas-Instruments/SN74LS161ADR?qs=SL3LIuy2dWx%252BNiLsCGC3n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19</text:p>
          </table:table-cell>
          <table:table-cell table:style-name="Default" office:value-type="string" calcext:value-type="string">
            <text:p>74LS161</text:p>
          </table:table-cell>
          <table:table-cell office:value-type="string" calcext:value-type="string">
            <text:p>https://www.mouser.sg/ProductDetail/Texas-Instruments/SN74LS161ADR?qs=SL3LIuy2dWx%252BNiLsCGC3n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0</text:p>
          </table:table-cell>
          <table:table-cell office:value-type="string" calcext:value-type="string">
            <text:p>7402</text:p>
          </table:table-cell>
          <table:table-cell office:value-type="string" calcext:value-type="string">
            <text:p>https://www.mouser.sg/ProductDetail/Texas-Instruments/SN74LS02DR?qs=SL3LIuy2dWwMb1IRls9bqA%3D%3D</text:p>
          </table:table-cell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1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2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5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7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29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1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2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3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4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5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6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7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8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3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3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5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6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7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8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49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4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5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7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8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59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1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3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4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5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6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7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69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0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1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2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3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4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5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6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7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79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0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2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3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4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5</text:p>
          </table:table-cell>
          <table:table-cell office:value-type="string" calcext:value-type="string">
            <text:p>7410</text:p>
          </table:table-cell>
          <table:table-cell office:value-type="string" calcext:value-type="string">
            <text:p>https://www.mouser.sg/ProductDetail/Texas-Instruments/SN74LS10DR?qs=sGAEpiMZZMutXGli8Ay4kP28D9wZ8SQI5p3xXbui0l0%3D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6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7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8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89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90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91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92</text:p>
          </table:table-cell>
          <table:table-cell table:style-name="Default" office:value-type="string" calcext:value-type="string">
            <text:p>74LS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93</text:p>
          </table:table-cell>
          <table:table-cell office:value-type="string" calcext:value-type="string">
            <text:p>740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94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95</text:p>
          </table:table-cell>
          <table:table-cell office:value-type="string" calcext:value-type="string">
            <text:p>74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96</text:p>
          </table:table-cell>
          <table:table-cell office:value-type="string" calcext:value-type="string">
            <text:p>74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97</text:p>
          </table:table-cell>
          <table:table-cell office:value-type="string" calcext:value-type="string">
            <text:p>74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298</text:p>
          </table:table-cell>
          <table:table-cell table:style-name="Default" office:value-type="string" calcext:value-type="string">
            <text:p>74LS25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299</text:p>
          </table:table-cell>
          <table:table-cell table:style-name="Default" office:value-type="string" calcext:value-type="string">
            <text:p>74LS257</text:p>
          </table:table-cell>
          <table:table-cell office:value-type="string" calcext:value-type="string">
            <text:p>https://www.mouser.sg/ProductDetail/Texas-Instruments/SN74LS257BD?qs=w32V8uFkMxmoIw8HEV54bg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00</text:p>
          </table:table-cell>
          <table:table-cell table:style-name="Default" office:value-type="string" calcext:value-type="string">
            <text:p>74LS257</text:p>
          </table:table-cell>
          <table:table-cell office:value-type="string" calcext:value-type="string">
            <text:p>https://www.mouser.sg/ProductDetail/Texas-Instruments/SN74LS257BD?qs=w32V8uFkMxmoIw8HEV54bg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74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03</text:p>
          </table:table-cell>
          <table:table-cell table:style-name="Default" office:value-type="string" calcext:value-type="string">
            <text:p>74HC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04</text:p>
          </table:table-cell>
          <table:table-cell office:value-type="string" calcext:value-type="string">
            <text:p>74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05</text:p>
          </table:table-cell>
          <table:table-cell office:value-type="string" calcext:value-type="string">
            <text:p>74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06</text:p>
          </table:table-cell>
          <table:table-cell office:value-type="string" calcext:value-type="string">
            <text:p>74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07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08</text:p>
          </table:table-cell>
          <table:table-cell table:style-name="Default" office:value-type="string" calcext:value-type="string">
            <text:p>74LS257</text:p>
          </table:table-cell>
          <table:table-cell office:value-type="string" calcext:value-type="string">
            <text:p>https://www.mouser.sg/ProductDetail/Texas-Instruments/SN74LS257BD?qs=w32V8uFkMxmoIw8HEV54bg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09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10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11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12</text:p>
          </table:table-cell>
          <table:table-cell table:style-name="Default" office:value-type="string" calcext:value-type="string">
            <text:p>74HC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13</text:p>
          </table:table-cell>
          <table:table-cell table:style-name="Default" office:value-type="string" calcext:value-type="string">
            <text:p>6116FA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1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15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16</text:p>
          </table:table-cell>
          <table:table-cell table:style-name="Default" office:value-type="string" calcext:value-type="string">
            <text:p>74LS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17</text:p>
          </table:table-cell>
          <table:table-cell table:style-name="Default" office:value-type="string" calcext:value-type="string">
            <text:p>74LS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18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19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20</text:p>
          </table:table-cell>
          <table:table-cell table:style-name="Default" office:value-type="string" calcext:value-type="string">
            <text:p>74LS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21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22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23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24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25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26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27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28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29</text:p>
          </table:table-cell>
          <table:table-cell table:style-name="Default" office:value-type="string" calcext:value-type="string">
            <text:p>74LS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30</text:p>
          </table:table-cell>
          <table:table-cell table:style-name="Default" office:value-type="string" calcext:value-type="string">
            <text:p>74LS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31</text:p>
          </table:table-cell>
          <table:table-cell table:style-name="Default" office:value-type="string" calcext:value-type="string">
            <text:p>74LS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32</text:p>
          </table:table-cell>
          <table:table-cell table:style-name="Default" office:value-type="string" calcext:value-type="string">
            <text:p>74LS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33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34</text:p>
          </table:table-cell>
          <table:table-cell office:value-type="string" calcext:value-type="string">
            <text:p>7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35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36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37</text:p>
          </table:table-cell>
          <table:table-cell office:value-type="string" calcext:value-type="string">
            <text:p>7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38</text:p>
          </table:table-cell>
          <table:table-cell table:style-name="Default" office:value-type="string" calcext:value-type="string">
            <text:p>74LS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39</text:p>
          </table:table-cell>
          <table:table-cell table:style-name="Default" office:value-type="string" calcext:value-type="string">
            <text:p>74LS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40</text:p>
          </table:table-cell>
          <table:table-cell office:value-type="string" calcext:value-type="string">
            <text:p>7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41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42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43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44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45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46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47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48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49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50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51</text:p>
          </table:table-cell>
          <table:table-cell table:style-name="Default" office:value-type="string" calcext:value-type="string">
            <text:p>74LS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52</text:p>
          </table:table-cell>
          <table:table-cell table:style-name="Default" office:value-type="string" calcext:value-type="string">
            <text:p>74LS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53</text:p>
          </table:table-cell>
          <table:table-cell office:value-type="string" calcext:value-type="string">
            <text:p>74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54</text:p>
          </table:table-cell>
          <table:table-cell office:value-type="string" calcext:value-type="string">
            <text:p>74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55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56</text:p>
          </table:table-cell>
          <table:table-cell table:style-name="Default" office:value-type="string" calcext:value-type="string">
            <text:p>74LS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57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58</text:p>
          </table:table-cell>
          <table:table-cell table:style-name="Default" office:value-type="string" calcext:value-type="string">
            <text:p>74LS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59</text:p>
          </table:table-cell>
          <table:table-cell table:style-name="Default" office:value-type="string" calcext:value-type="string">
            <text:p>74LS25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60</text:p>
          </table:table-cell>
          <table:table-cell table:style-name="Default" office:value-type="string" calcext:value-type="string">
            <text:p>74LS257</text:p>
          </table:table-cell>
          <table:table-cell office:value-type="string" calcext:value-type="string">
            <text:p>https://www.mouser.sg/ProductDetail/Texas-Instruments/SN74LS257BD?qs=w32V8uFkMxmoIw8HEV54bg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6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62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6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64</text:p>
          </table:table-cell>
          <table:table-cell office:value-type="string" calcext:value-type="string">
            <text:p>7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65</text:p>
          </table:table-cell>
          <table:table-cell table:style-name="Default" office:value-type="string" calcext:value-type="string">
            <text:p>IS62C10248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66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67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68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69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70</text:p>
          </table:table-cell>
          <table:table-cell table:style-name="Default" office:value-type="string" calcext:value-type="string">
            <text:p>74LS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71</text:p>
          </table:table-cell>
          <table:table-cell table:style-name="Default" office:value-type="string" calcext:value-type="string">
            <text:p>74LS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72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73</text:p>
          </table:table-cell>
          <table:table-cell table:style-name="Default" office:value-type="string" calcext:value-type="string">
            <text:p>74LS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74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75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76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77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78</text:p>
          </table:table-cell>
          <table:table-cell table:style-name="Default" office:value-type="string" calcext:value-type="string">
            <text:p>74LS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79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80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81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8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83</text:p>
          </table:table-cell>
          <table:table-cell office:value-type="string" calcext:value-type="string">
            <text:p>7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84</text:p>
          </table:table-cell>
          <table:table-cell office:value-type="string" calcext:value-type="string">
            <text:p>740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85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86</text:p>
          </table:table-cell>
          <table:table-cell table:style-name="Default" office:value-type="string" calcext:value-type="string">
            <text:p>6116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87</text:p>
          </table:table-cell>
          <table:table-cell office:value-type="string" calcext:value-type="string">
            <text:p>7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88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89</text:p>
          </table:table-cell>
          <table:table-cell office:value-type="string" calcext:value-type="string">
            <text:p>740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90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9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392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9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94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95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96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97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98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399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0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4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5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6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7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8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09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DR?qs=SL3LIuy2dWwpYzaAOf%252BnlA%3D%3D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10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11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DR?qs=p6YqzpSxLIxQ8nxlHdhQUQ%3D%3D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12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13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14</text:p>
          </table:table-cell>
          <table:table-cell office:value-type="string" calcext:value-type="string">
            <text:p>7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15</text:p>
          </table:table-cell>
          <table:table-cell table:style-name="Default" office:value-type="string" calcext:value-type="string">
            <text:p>74LS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16</text:p>
          </table:table-cell>
          <table:table-cell office:value-type="string" calcext:value-type="string">
            <text:p>74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17</text:p>
          </table:table-cell>
          <table:table-cell office:value-type="string" calcext:value-type="string">
            <text:p>74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18</text:p>
          </table:table-cell>
          <table:table-cell office:value-type="string" calcext:value-type="string">
            <text:p>74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19</text:p>
          </table:table-cell>
          <table:table-cell office:value-type="string" calcext:value-type="string">
            <text:p>747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20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21</text:p>
          </table:table-cell>
          <table:table-cell table:style-name="Default" office:value-type="string" calcext:value-type="string">
            <text:p>74LS257</text:p>
          </table:table-cell>
          <table:table-cell office:value-type="string" calcext:value-type="string">
            <text:p>https://www.mouser.sg/ProductDetail/Texas-Instruments/SN74LS257BD?qs=w32V8uFkMxmoIw8HEV54bg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22</text:p>
          </table:table-cell>
          <table:table-cell table:style-name="Default" office:value-type="string" calcext:value-type="string">
            <text:p>74LS257</text:p>
          </table:table-cell>
          <table:table-cell office:value-type="string" calcext:value-type="string">
            <text:p>https://www.mouser.sg/ProductDetail/Texas-Instruments/SN74LS257BD?qs=w32V8uFkMxmoIw8HEV54bg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23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24</text:p>
          </table:table-cell>
          <table:table-cell table:style-name="Default" office:value-type="string" calcext:value-type="string">
            <text:p>74LS257</text:p>
          </table:table-cell>
          <table:table-cell office:value-type="string" calcext:value-type="string">
            <text:p>https://www.mouser.sg/ProductDetail/Texas-Instruments/SN74LS257BD?qs=w32V8uFkMxmoIw8HEV54bg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25</text:p>
          </table:table-cell>
          <table:table-cell table:style-name="Default" office:value-type="string" calcext:value-type="string">
            <text:p>74LS257</text:p>
          </table:table-cell>
          <table:table-cell office:value-type="string" calcext:value-type="string">
            <text:p>https://www.mouser.sg/ProductDetail/Texas-Instruments/SN74LS257BD?qs=w32V8uFkMxmoIw8HEV54bg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26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27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SL3LIuy2dWzB02N5xNq5bw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CAP20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28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SL3LIuy2dWzB02N5xNq5bw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CAP20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29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DR?qs=p6YqzpSxLIxQ8nxlHdhQUQ%3D%3D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31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SL3LIuy2dWzB02N5xNq5bw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CAP20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32</text:p>
          </table:table-cell>
          <table:table-cell table:style-name="Default" office:value-type="string" calcext:value-type="string">
            <text:p>74LS25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33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SL3LIuy2dWzB02N5xNq5bw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CAP20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34</text:p>
          </table:table-cell>
          <table:table-cell table:style-name="Default" office:value-type="string" calcext:value-type="string">
            <text:p>74LS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35</text:p>
          </table:table-cell>
          <table:table-cell table:style-name="Default" office:value-type="string" calcext:value-type="string">
            <text:p>74LS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36</text:p>
          </table:table-cell>
          <table:table-cell table:style-name="Default" office:value-type="string" calcext:value-type="string">
            <text:p>74LS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37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38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39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0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1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2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3</text:p>
          </table:table-cell>
          <table:table-cell table:style-name="Default"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DWR?qs=SL3LIuy2dWx46uWPzrGxvw%3D%3D</text:p>
          </table:table-cell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4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5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6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7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8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49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0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1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2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3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4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5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6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7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59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0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1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3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4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5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6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7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8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6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0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1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2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3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5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6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7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8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79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0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DR?qs=SL3LIuy2dWx6xZTuuqz08w%3D%3D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1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2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3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4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5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DR?qs=1K8%2FAQHn5WQhMQC6QKmQtQ%3D%3D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6</text:p>
          </table:table-cell>
          <table:table-cell table:style-name="Default" office:value-type="string" calcext:value-type="string">
            <text:p>74LS682</text:p>
          </table:table-cell>
          <table:table-cell office:value-type="string" calcext:value-type="string">
            <text:p>https://www.mouser.sg/ProductDetail/Texas-Instruments/SN74LS682NSR?qs=UG%2F8xqv%2F6Wf%252BtjFXUxef2A%3D%3D</text:p>
          </table:table-cell>
          <table:table-cell office:value-type="string" calcext:value-type="string">
            <text:p>8-Bit Magnitude Comparato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780X200-20N-CA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7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DR?qs=SL3LIuy2dWwpYzaAOf%252BnlA%3D%3D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8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89</text:p>
          </table:table-cell>
          <table:table-cell office:value-type="string" calcext:value-type="string">
            <text:p>7410</text:p>
          </table:table-cell>
          <table:table-cell office:value-type="string" calcext:value-type="string">
            <text:p>https://www.mouser.sg/ProductDetail/Texas-Instruments/SN74LS10DR?qs=sGAEpiMZZMutXGli8Ay4kP28D9wZ8SQI5p3xXbui0l0%3D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90</text:p>
          </table:table-cell>
          <table:table-cell table:style-name="Default" office:value-type="string" calcext:value-type="string">
            <text:p>74LS682</text:p>
          </table:table-cell>
          <table:table-cell office:value-type="string" calcext:value-type="string">
            <text:p>https://www.mouser.sg/ProductDetail/Texas-Instruments/SN74LS682NSR?qs=UG%2F8xqv%2F6Wf%252BtjFXUxef2A%3D%3D</text:p>
          </table:table-cell>
          <table:table-cell office:value-type="string" calcext:value-type="string">
            <text:p>8-Bit Magnitude Comparato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91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492</text:p>
          </table:table-cell>
          <table:table-cell table:style-name="Default" office:value-type="string" calcext:value-type="string">
            <text:p>ADM709LARZ</text:p>
          </table:table-cell>
          <table:table-cell office:value-type="string" calcext:value-type="string">
            <text:p>https://www.mouser.sg/ProductDetail/Analog-Devices/ADM709LARZ?qs=BpaRKvA4VqHy5OxrBQwb0w%3D%3D</text:p>
          </table:table-cell>
          <table:table-cell office:value-type="string" calcext:value-type="string">
            <text:p>Processor Supervisor 4.65V 200uA 8-SOIC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8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93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94</text:p>
          </table:table-cell>
          <table:table-cell table:style-name="Default" office:value-type="string" calcext:value-type="string">
            <text:p>CY62138FLL-45SX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95</text:p>
          </table:table-cell>
          <table:table-cell table:style-name="Default" office:value-type="string" calcext:value-type="string">
            <text:p>CY62138FLL-45SX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96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97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98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499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00</text:p>
          </table:table-cell>
          <table:table-cell office:value-type="string" calcext:value-type="string">
            <text:p>7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01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7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03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04</text:p>
          </table:table-cell>
          <table:table-cell table:style-name="Default" office:value-type="string" calcext:value-type="string">
            <text:p>74HC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05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06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07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08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09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10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11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12</text:p>
          </table:table-cell>
          <table:table-cell table:style-name="Default" office:value-type="string" calcext:value-type="string">
            <text:p>74LS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13</text:p>
          </table:table-cell>
          <table:table-cell table:style-name="Default" office:value-type="string" calcext:value-type="string">
            <text:p>74LS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14</text:p>
          </table:table-cell>
          <table:table-cell office:value-type="string" calcext:value-type="string">
            <text:p>74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15</text:p>
          </table:table-cell>
          <table:table-cell table:style-name="Default" office:value-type="string" calcext:value-type="string">
            <text:p>74HC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16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17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18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19</text:p>
          </table:table-cell>
          <table:table-cell table:style-name="Default" office:value-type="string" calcext:value-type="string">
            <text:p>74HC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20</text:p>
          </table:table-cell>
          <table:table-cell office:value-type="string" calcext:value-type="string">
            <text:p>74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21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22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23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24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25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26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27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28</text:p>
          </table:table-cell>
          <table:table-cell office:value-type="string" calcext:value-type="string">
            <text:p>7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29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30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31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32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33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34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35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36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37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38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39</text:p>
          </table:table-cell>
          <table:table-cell office:value-type="string" calcext:value-type="string">
            <text:p>7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40</text:p>
          </table:table-cell>
          <table:table-cell office:value-type="string" calcext:value-type="string">
            <text:p>74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41</text:p>
          </table:table-cell>
          <table:table-cell table:style-name="Default" office:value-type="string" calcext:value-type="string">
            <text:p>74LS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42</text:p>
          </table:table-cell>
          <table:table-cell office:value-type="string" calcext:value-type="string">
            <text:p>74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43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44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45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46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47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48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49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0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1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2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3</text:p>
          </table:table-cell>
          <table:table-cell table:style-name="Default" office:value-type="string" calcext:value-type="string">
            <text:p>74LS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4</text:p>
          </table:table-cell>
          <table:table-cell table:style-name="Default" office:value-type="string" calcext:value-type="string">
            <text:p>74LS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5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6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7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8</text:p>
          </table:table-cell>
          <table:table-cell table:style-name="Default" office:value-type="string" calcext:value-type="string">
            <text:p>74LS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59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60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61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62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63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64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65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66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67</text:p>
          </table:table-cell>
          <table:table-cell office:value-type="string" calcext:value-type="string">
            <text:p>74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68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69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70</text:p>
          </table:table-cell>
          <table:table-cell office:value-type="string" calcext:value-type="string">
            <text:p>742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71</text:p>
          </table:table-cell>
          <table:table-cell table:style-name="Default" office:value-type="string" calcext:value-type="string">
            <text:p>74LS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72</text:p>
          </table:table-cell>
          <table:table-cell table:style-name="Default" office:value-type="string" calcext:value-type="string">
            <text:p>74LS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73</text:p>
          </table:table-cell>
          <table:table-cell table:style-name="Default" office:value-type="string" calcext:value-type="string">
            <text:p>74LS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74</text:p>
          </table:table-cell>
          <table:table-cell table:style-name="Default" office:value-type="string" calcext:value-type="string">
            <text:p>74LS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75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76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77</text:p>
          </table:table-cell>
          <table:table-cell table:style-name="Default" office:value-type="string" calcext:value-type="string">
            <text:p>74LS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78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79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80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81</text:p>
          </table:table-cell>
          <table:table-cell table:style-name="Default" office:value-type="string" calcext:value-type="string">
            <text:p>74LS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82</text:p>
          </table:table-cell>
          <table:table-cell office:value-type="string" calcext:value-type="string">
            <text:p>7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83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84</text:p>
          </table:table-cell>
          <table:table-cell table:style-name="Default" office:value-type="string" calcext:value-type="string">
            <text:p>74LS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85</text:p>
          </table:table-cell>
          <table:table-cell table:style-name="Default" office:value-type="string" calcext:value-type="string">
            <text:p>74LS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86</text:p>
          </table:table-cell>
          <table:table-cell table:style-name="Default" office:value-type="string" calcext:value-type="string">
            <text:p>74LS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87</text:p>
          </table:table-cell>
          <table:table-cell office:value-type="string" calcext:value-type="string">
            <text:p>7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88</text:p>
          </table:table-cell>
          <table:table-cell table:style-name="Default" office:value-type="string" calcext:value-type="string">
            <text:p>74LS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89</text:p>
          </table:table-cell>
          <table:table-cell table:style-name="Default" office:value-type="string" calcext:value-type="string">
            <text:p>27C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90</text:p>
          </table:table-cell>
          <table:table-cell table:style-name="Default" office:value-type="string" calcext:value-type="string">
            <text:p>27C51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91</text:p>
          </table:table-cell>
          <table:table-cell table:style-name="Default" office:value-type="string" calcext:value-type="string">
            <text:p>74LS11</text:p>
          </table:table-cell>
          <table:table-cell office:value-type="string" calcext:value-type="string">
            <text:p>https://www.mouser.sg/ProductDetail/Texas-Instruments/SN74LS11DR?qs=sGAEpiMZZMutXGli8Ay4kP28D9wZ8SQIaoHi3xvjif4%3D</text:p>
          </table:table-cell>
          <table:table-cell office:value-type="string" calcext:value-type="string">
            <text:p>Triple 3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92</text:p>
          </table:table-cell>
          <table:table-cell office:value-type="string" calcext:value-type="string">
            <text:p>7427</text:p>
          </table:table-cell>
          <table:table-cell office:value-type="string" calcext:value-type="string">
            <text:p>https://www.mouser.sg/ProductDetail/Texas-Instruments/SN74LS27DR?qs=sGAEpiMZZMutXGli8Ay4kP28D9wZ8SQIfOvGfytTqpc%3D</text:p>
          </table:table-cell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93</text:p>
          </table:table-cell>
          <table:table-cell table:style-name="Default"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DR?qs=p6YqzpSxLIxQ8nxlHdhQUQ%3D%3D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94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95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596</text:p>
          </table:table-cell>
          <table:table-cell office:value-type="string" calcext:value-type="string">
            <text:p>743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9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98</text:p>
          </table:table-cell>
          <table:table-cell table:style-name="Default" office:value-type="string" calcext:value-type="string">
            <text:p>74LS682</text:p>
          </table:table-cell>
          <table:table-cell office:value-type="string" calcext:value-type="string">
            <text:p>https://www.mouser.sg/ProductDetail/Texas-Instruments/SN74LS682NSR?qs=UG%2F8xqv%2F6Wf%252BtjFXUxef2A%3D%3D</text:p>
          </table:table-cell>
          <table:table-cell office:value-type="string" calcext:value-type="string">
            <text:p>8-Bit Magnitude Comparator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780X200-20N-CA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599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00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02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03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04</text:p>
          </table:table-cell>
          <table:table-cell table:style-name="Default" office:value-type="string" calcext:value-type="string">
            <text:p>IS62C10248AL</text:p>
          </table:table-cell>
          <table:table-cell office:value-type="string" calcext:value-type="string">
            <text:p>https://www.mouser.sg/ProductDetail/ISSI/IS62C10248AL-55TLI?qs=X3Koi7Dgoq8ZcOQZeNRyCQ%3D%3D</text:p>
          </table:table-cell>
          <table:table-cell office:value-type="string" calcext:value-type="string">
            <text:p>1M x 8 Ultra Low Power CMOS Static Ram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P80P1176X120-4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05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06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07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08</text:p>
          </table:table-cell>
          <table:table-cell table:style-name="Default"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DWR?qs=4FFjqLL55bR6x3WZek%252BFgQ%3D%3D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09</text:p>
          </table:table-cell>
          <table:table-cell table:style-name="Default" office:value-type="string" calcext:value-type="string">
            <text:p>IS62C10248AL</text:p>
          </table:table-cell>
          <table:table-cell office:value-type="string" calcext:value-type="string">
            <text:p>https://www.mouser.sg/ProductDetail/ISSI/IS62C10248AL-55TLI?qs=X3Koi7Dgoq8ZcOQZeNRyCQ%3D%3D</text:p>
          </table:table-cell>
          <table:table-cell office:value-type="string" calcext:value-type="string">
            <text:p>1M x 8 Ultra Low Power CMOS Static Ram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P80P1176X120-4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10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11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1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13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14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15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1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17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18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19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20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21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22</text:p>
          </table:table-cell>
          <table:table-cell table:style-name="Default"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23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string" calcext:value-type="string">
            <text:p>U624</text:p>
          </table:table-cell>
          <table:table-cell table:style-name="Default" office:value-type="string" calcext:value-type="string">
            <text:p>74LS68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25</text:p>
          </table:table-cell>
          <table:table-cell table:style-name="Default" office:value-type="string" calcext:value-type="string">
            <text:p>ADA4430-1YKSZ-R7</text:p>
          </table:table-cell>
          <table:table-cell office:value-type="string" calcext:value-type="string">
            <text:p>https://www.mouser.sg/ProductDetail/Analog-Devices/ADA4430-1YKSZ-R7?qs=BpaRKvA4VqFNXyz5Q8X2jQ%3D%3D</text:p>
          </table:table-cell>
          <table:table-cell office:value-type="string" calcext:value-type="string">
            <text:p>ANALOG DEVICES - ADA4430-1YKSZ-R7 - SD VIDEO FILTER, 9.5MHZ, SC-70-6, FULL 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T65P210X110-6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26</text:p>
          </table:table-cell>
          <table:table-cell table:style-name="Default" office:value-type="string" calcext:value-type="string">
            <text:p>ADA4430-1YKSZ-R7</text:p>
          </table:table-cell>
          <table:table-cell office:value-type="string" calcext:value-type="string">
            <text:p>https://www.mouser.sg/ProductDetail/Analog-Devices/ADA4430-1YKSZ-R7?qs=BpaRKvA4VqFNXyz5Q8X2jQ%3D%3D</text:p>
          </table:table-cell>
          <table:table-cell office:value-type="string" calcext:value-type="string">
            <text:p>ANALOG DEVICES - ADA4430-1YKSZ-R7 - SD VIDEO FILTER, 9.5MHZ, SC-70-6, FULL 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T65P210X110-6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string" calcext:value-type="string">
            <text:p>U627</text:p>
          </table:table-cell>
          <table:table-cell table:style-name="Default" office:value-type="string" calcext:value-type="string">
            <text:p>ADA4430-1YKSZ-R7</text:p>
          </table:table-cell>
          <table:table-cell office:value-type="string" calcext:value-type="string">
            <text:p>https://www.mouser.sg/ProductDetail/Analog-Devices/ADA4430-1YKSZ-R7?qs=BpaRKvA4VqFNXyz5Q8X2jQ%3D%3D</text:p>
          </table:table-cell>
          <table:table-cell office:value-type="string" calcext:value-type="string">
            <text:p>ANALOG DEVICES - ADA4430-1YKSZ-R7 - SD VIDEO FILTER, 9.5MHZ, SC-70-6, FULL 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T65P210X110-6N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Diodes</text:p>
          </table:table-cell>
          <table:table-cell office:value-type="string" calcext:value-type="string">
            <text:p>D204</text:p>
          </table:table-cell>
          <table:table-cell table:style-name="Default" office:value-type="string" calcext:value-type="string">
            <text:p>LED-RED</text:p>
          </table:table-cell>
          <table:table-cell/>
          <table:table-cell office:value-type="string" calcext:value-type="string">
            <text:p>Animated LED model (Red)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DR?qs=SL3LIuy2dWx6xZTuuqz08w%3D%3D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DR?qs=SL3LIuy2dWx6xZTuuqz08w%3D%3D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DR?qs=SL3LIuy2dWx6xZTuuqz08w%3D%3D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4175</text:p>
          </table:table-cell>
          <table:table-cell office:value-type="string" calcext:value-type="string">
            <text:p>https://www.mouser.sg/ProductDetail/Texas-Instruments/SN74LS175DR?qs=SL3LIuy2dWx6xZTuuqz08w%3D%3D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2F</text:p>
          </table:table-cell>
          <table:table-cell table:style-name="Default"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DWR?qs=w32V8uFkMxmdnuKq6FiFpw%3D%3D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A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SL3LIuy2dWzB02N5xNq5bw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CAP20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B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SL3LIuy2dWzB02N5xNq5bw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CAP20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C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SL3LIuy2dWzB02N5xNq5bw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CAP20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D</text:p>
          </table:table-cell>
          <table:table-cell table:style-name="Default"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SL3LIuy2dWzB02N5xNq5bw%3D%3D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CAP20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M8</text:p>
          </table:table-cell>
          <table:table-cell office:value-type="string" calcext:value-type="string">
            <text:p>74148</text:p>
          </table:table-cell>
          <table:table-cell office:value-type="string" calcext:value-type="string">
            <text:p>https://www.mouser.sg/ProductDetail/Texas-Instruments/SN74LS148DR?qs=N6WZOzgtpqUYbR2JHrDnOg%3D%3D</text:p>
          </table:table-cell>
          <table:table-cell office:value-type="string" calcext:value-type="string">
            <text:p>8-Line To 3-Line Priority Encod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N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DR?qs=SL3LIuy2dWx%252BNiLsCGC3n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DR?qs=SL3LIuy2dWx%252BNiLsCGC3n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DR?qs=SL3LIuy2dWx%252BNiLsCGC3n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74161</text:p>
          </table:table-cell>
          <table:table-cell office:value-type="string" calcext:value-type="string">
            <text:p>https://www.mouser.sg/ProductDetail/Texas-Instruments/SN74LS161ADR?qs=SL3LIuy2dWx%252BNiLsCGC3n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T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3TT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A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B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C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D</text:p>
          </table:table-cell>
          <table:table-cell table:style-name="Default"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H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L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M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M6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DR?qs=1K8%2FAQHn5WQhMQC6QKmQtQ%3D%3D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7410</text:p>
          </table:table-cell>
          <table:table-cell office:value-type="string" calcext:value-type="string">
            <text:p>https://www.mouser.sg/ProductDetail/Texas-Instruments/SN74LS10DR?qs=sGAEpiMZZMutXGli8Ay4kP28D9wZ8SQI5p3xXbui0l0%3D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P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7404</text:p>
          </table:table-cell>
          <table:table-cell office:value-type="string" calcext:value-type="string">
            <text:p>https://www.mouser.sg/ProductDetail/Texas-Instruments/SN74LS04DR?qs=SL3LIuy2dWzOhepjTMFpMg%3D%3D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74368</text:p>
          </table:table-cell>
          <table:table-cell office:value-type="string" calcext:value-type="string">
            <text:p>https://www.mouser.sg/ProductDetail/Texas-Instruments/SN74LS368AD?qs=SL3LIuy2dWyIGR1nOmwsZA%3D%3D</text:p>
          </table:table-cell>
          <table:table-cell office:value-type="string" calcext:value-type="string">
            <text:p>Hex Buffers/Line Drivers with Inverting Tristate Outpu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F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H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J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K8</text:p>
          </table:table-cell>
          <table:table-cell office:value-type="string" calcext:value-type="string">
            <text:p>74153</text:p>
          </table:table-cell>
          <table:table-cell office:value-type="string" calcext:value-type="string">
            <text:p>https://www.mouser.sg/ProductDetail/Texas-Instruments/SN74LS153DR?qs=SL3LIuy2dWyFs2m7ewa9VQ%3D%3D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L6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N7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7474</text:p>
          </table:table-cell>
          <table:table-cell office:value-type="string" calcext:value-type="string">
            <text:p>https://www.mouser.sg/ProductDetail/Texas-Instruments/SN74LS74ADR?qs=UG%2F8xqv%2F6WdOEnCo3YslYA%3D%3D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P7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DR?qs=UG%2F8xqv%2F6Wcr2VkhPBBoGA%3D%3D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R7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7485</text:p>
          </table:table-cell>
          <table:table-cell office:value-type="string" calcext:value-type="string">
            <text:p>https://www.mouser.sg/ProductDetail/Texas-Instruments/SN74LS85DR?qs=UG%2F8xqv%2F6Wcr2VkhPBBoGA%3D%3D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5S7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DR?qs=1K8%2FAQHn5WQhMQC6QKmQtQ%3D%3D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74163</text:p>
          </table:table-cell>
          <table:table-cell office:value-type="string" calcext:value-type="string">
            <text:p>https://www.mouser.sg/ProductDetail/Texas-Instruments/SN74LS163ADR?qs=SL3LIuy2dWzQOqYS%2FWj%252BhA%3D%3D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D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F2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F6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H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J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L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N2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N6</text:p>
          </table:table-cell>
          <table:table-cell office:value-type="string" calcext:value-type="string">
            <text:p>7432</text:p>
          </table:table-cell>
          <table:table-cell office:value-type="string" calcext:value-type="string">
            <text:p>https://www.mouser.sg/ProductDetail/Texas-Instruments/SN74LS32DR?qs=SL3LIuy2dWwtfBSQ6o0JPg%3D%3D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P6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R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DR?qs=1K8%2FAQHn5WQhMQC6QKmQtQ%3D%3D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R7</text:p>
          </table:table-cell>
          <table:table-cell table:style-name="Default"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DR?qs=UG%2F8xqv%2F6WeQUT2f2bzDnQ%3D%3D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S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DR?qs=1K8%2FAQHn5WQhMQC6QKmQtQ%3D%3D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S7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408</text:p>
          </table:table-cell>
          <table:table-cell office:value-type="string" calcext:value-type="string">
            <text:p>https://www.mouser.sg/ProductDetail/Texas-Instruments/SN74LS08DR?qs=SL3LIuy2dWwzq5fnFo78kw%3D%3D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A2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DR?qs=1K8%2FAQHn5WQhMQC6QKmQtQ%3D%3D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B2</text:p>
          </table:table-cell>
          <table:table-cell table:style-name="Default"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DWR?qs=w32V8uFkMxmdnuKq6FiFpw%3D%3D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C2</text:p>
          </table:table-cell>
          <table:table-cell table:style-name="Default"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DWR?qs=w32V8uFkMxmdnuKq6FiFpw%3D%3D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1030X265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D</text:p>
          </table:table-cell>
          <table:table-cell table:style-name="Default" office:value-type="string" calcext:value-type="string">
            <text:p>74LS21</text:p>
          </table:table-cell>
          <table:table-cell office:value-type="string" calcext:value-type="string">
            <text:p>https://www.mouser.sg/ProductDetail/Texas-Instruments/SN74LS21DR?qs=SL3LIuy2dWyPPAPwa0NRqg%3D%3D</text:p>
          </table:table-cell>
          <table:table-cell office:value-type="string" calcext:value-type="string">
            <text:p>Dual 4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4N-CAP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D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F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H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J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J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K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L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L72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L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M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M72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M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MR2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N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P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R</text:p>
          </table:table-cell>
          <table:table-cell table:style-name="Default"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DR?qs=SL3LIuy2dWwpYzaAOf%252BnlA%3D%3D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R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S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7S7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B2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DR?qs=1K8%2FAQHn5WQhMQC6QKmQtQ%3D%3D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D2</text:p>
          </table:table-cell>
          <table:table-cell table:style-name="Default"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DR?qs=SL3LIuy2dWwYDw%252Bne7f7PA%3D%3D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H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K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L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N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N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R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8S7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CKGROUNDRGB0</text:p>
          </table:table-cell>
          <table:table-cell table:style-name="Default" office:value-type="string" calcext:value-type="string">
            <text:p>TST-110-04-L-D-RA</text:p>
          </table:table-cell>
          <table:table-cell office:value-type="string" calcext:value-type="string">
            <text:p>https://www.mouser.sg/ProductDetail/Samtec/TST-110-04-L-D-RA?qs=rU5fayqh%252BE0tH2YmPykHsg%3D%3D</text:p>
          </table:table-cell>
          <table:table-cell office:value-type="string" calcext:value-type="string">
            <text:p>Samtec TST, 2.54mm Pitch, 20 Way, 2 Row PCB Terminal Block Header, Surface Mou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20W64P254_2X10_330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CKGROUNDRGB1</text:p>
          </table:table-cell>
          <table:table-cell table:style-name="Default" office:value-type="string" calcext:value-type="string">
            <text:p>TST-110-04-L-D-RA</text:p>
          </table:table-cell>
          <table:table-cell office:value-type="string" calcext:value-type="string">
            <text:p>https://www.mouser.sg/ProductDetail/Samtec/TST-110-04-L-D-RA?qs=rU5fayqh%252BE0tH2YmPykHsg%3D%3D</text:p>
          </table:table-cell>
          <table:table-cell office:value-type="string" calcext:value-type="string">
            <text:p>Samtec TST, 2.54mm Pitch, 20 Way, 2 Row PCB Terminal Block Header, Surface Mount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HDRRA20W64P254_2X10_330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1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Molex/90121-0122?qs=PvP5v7Eimsnxy72QvVQroA%3D%3D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2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Molex/90121-0122?qs=PvP5v7Eimsnxy72QvVQroA%3D%3D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BANKSEL3</text:p>
          </table:table-cell>
          <table:table-cell table:style-name="Default" office:value-type="string" calcext:value-type="string">
            <text:p>CONN-SIL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4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Molex/90121-0122?qs=PvP5v7Eimsnxy72QvVQroA%3D%3D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5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Molex/90121-0122?qs=PvP5v7Eimsnxy72QvVQroA%3D%3D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6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Molex/90121-0122?qs=PvP5v7Eimsnxy72QvVQroA%3D%3D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ANKSEL7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Molex/90121-0122?qs=PvP5v7Eimsnxy72QvVQroA%3D%3D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BGHTIMES</text:p>
          </table:table-cell>
          <table:table-cell table:style-name="Default"/>
          <table:table-cell/>
          <table:table-cell office:value-type="string" calcext:value-type="string">
            <text:p>Logic Analyse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R58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Generic resistor symbol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R68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Generic resistor symbol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R78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Generic resistor symbol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1</text:p>
          </table:table-cell>
          <table:table-cell table:style-name="Default"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W-DIP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2</text:p>
          </table:table-cell>
          <table:table-cell table:style-name="Default"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W-DIP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3</text:p>
          </table:table-cell>
          <table:table-cell table:style-name="Default"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W-DIP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4</text:p>
          </table:table-cell>
          <table:table-cell table:style-name="Default"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W-DIP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5</text:p>
          </table:table-cell>
          <table:table-cell table:style-name="Default"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W-DIP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6</text:p>
          </table:table-cell>
          <table:table-cell table:style-name="Default"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W-DIP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DSW7</text:p>
          </table:table-cell>
          <table:table-cell table:style-name="Default" office:value-type="string" calcext:value-type="string">
            <text:p>DIPSW_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8</text:p>
          </table:table-cell>
          <table:table-cell table:style-name="Default"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W-DIP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9</text:p>
          </table:table-cell>
          <table:table-cell table:style-name="Default" office:value-type="string" calcext:value-type="string">
            <text:p>DIPSW_2</text:p>
          </table:table-cell>
          <table:table-cell office:value-type="string" calcext:value-type="string">
            <text:p>https://www.mouser.sg/ProductDetail/TE-Connectivity-PB/1825360-1?qs=Ftb%252BnBCDTZKCT4kLG1kHfw%3D%3D</text:p>
          </table:table-cell>
          <table:table-cell office:value-type="string" calcext:value-type="string">
            <text:p>Interactive DIP Switch 2 indipendent elemen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W-DIP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DSW10</text:p>
          </table:table-cell>
          <table:table-cell table:style-name="Default" office:value-type="string" calcext:value-type="string">
            <text:p>DIPSW_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11</text:p>
          </table:table-cell>
          <table:table-cell table:style-name="Default" office:value-type="string" calcext:value-type="string">
            <text:p>DIPSW_2</text:p>
          </table:table-cell>
          <table:table-cell office:value-type="string" calcext:value-type="string">
            <text:p>https://www.mouser.sg/ProductDetail/TE-Connectivity-PB/1825360-1?qs=Ftb%252BnBCDTZKCT4kLG1kHfw%3D%3D</text:p>
          </table:table-cell>
          <table:table-cell office:value-type="string" calcext:value-type="string">
            <text:p>Interactive DIP Switch 2 indipendent elemen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W-DIP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12</text:p>
          </table:table-cell>
          <table:table-cell table:style-name="Default"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W-DIP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13</text:p>
          </table:table-cell>
          <table:table-cell table:style-name="Default" office:value-type="string" calcext:value-type="string">
            <text:p>DIPSW_2</text:p>
          </table:table-cell>
          <table:table-cell office:value-type="string" calcext:value-type="string">
            <text:p>https://www.mouser.sg/ProductDetail/TE-Connectivity-PB/1825360-1?qs=Ftb%252BnBCDTZKCT4kLG1kHfw%3D%3D</text:p>
          </table:table-cell>
          <table:table-cell office:value-type="string" calcext:value-type="string">
            <text:p>Interactive DIP Switch 2 indipendent elemen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W-DIP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14</text:p>
          </table:table-cell>
          <table:table-cell table:style-name="Default"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W-DIP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15</text:p>
          </table:table-cell>
          <table:table-cell table:style-name="Default" office:value-type="string" calcext:value-type="string">
            <text:p>DIPSW_8</text:p>
          </table:table-cell>
          <table:table-cell office:value-type="string" calcext:value-type="string">
            <text:p>https://www.mouser.sg/ProductDetail/TE-Connectivity/ADE08A04?qs=sGAEpiMZZMtt%2FePYj%2FTMhwk%252B%2FhX4O0WAjJubDt0lPR8%3D</text:p>
          </table:table-cell>
          <table:table-cell office:value-type="string" calcext:value-type="string">
            <text:p>Interactive DIP Switch 8 indipendent element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W-DIP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DSW16</text:p>
          </table:table-cell>
          <table:table-cell table:style-name="Default" office:value-type="string" calcext:value-type="string">
            <text:p>DIPSW_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18</text:p>
          </table:table-cell>
          <table:table-cell table:style-name="Default" office:value-type="string" calcext:value-type="string">
            <text:p>DIPSW_2</text:p>
          </table:table-cell>
          <table:table-cell office:value-type="string" calcext:value-type="string">
            <text:p>https://www.mouser.sg/ProductDetail/TE-Connectivity-PB/1825360-1?qs=Ftb%252BnBCDTZKCT4kLG1kHfw%3D%3D</text:p>
          </table:table-cell>
          <table:table-cell office:value-type="string" calcext:value-type="string">
            <text:p>Interactive DIP Switch 2 indipendent elements</text:p>
          </table:table-cell>
          <table:table-cell office:value-type="string" calcext:value-type="string">
            <text:p>BackgroundRGB</text:p>
          </table:table-cell>
          <table:table-cell office:value-type="string" calcext:value-type="string">
            <text:p>SW-DIP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19</text:p>
          </table:table-cell>
          <table:table-cell table:style-name="Default" office:value-type="string" calcext:value-type="string">
            <text:p>DIPSW_2</text:p>
          </table:table-cell>
          <table:table-cell office:value-type="string" calcext:value-type="string">
            <text:p>https://www.mouser.sg/ProductDetail/TE-Connectivity-PB/1825360-1?qs=Ftb%252BnBCDTZKCT4kLG1kHfw%3D%3D</text:p>
          </table:table-cell>
          <table:table-cell office:value-type="string" calcext:value-type="string">
            <text:p>Interactive DIP Switch 2 indipendent elemen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W-DIP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20</text:p>
          </table:table-cell>
          <table:table-cell table:style-name="Default" office:value-type="string" calcext:value-type="string">
            <text:p>DIPSW_2</text:p>
          </table:table-cell>
          <table:table-cell office:value-type="string" calcext:value-type="string">
            <text:p>https://www.mouser.sg/ProductDetail/TE-Connectivity-PB/1825360-1?qs=Ftb%252BnBCDTZKCT4kLG1kHfw%3D%3D</text:p>
          </table:table-cell>
          <table:table-cell office:value-type="string" calcext:value-type="string">
            <text:p>Interactive DIP Switch 2 indipendent elemen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W-DIP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21</text:p>
          </table:table-cell>
          <table:table-cell table:style-name="Default" office:value-type="string" calcext:value-type="string">
            <text:p>DIPSW_2</text:p>
          </table:table-cell>
          <table:table-cell office:value-type="string" calcext:value-type="string">
            <text:p>https://www.mouser.sg/ProductDetail/TE-Connectivity-PB/1825360-1?qs=Ftb%252BnBCDTZKCT4kLG1kHfw%3D%3D</text:p>
          </table:table-cell>
          <table:table-cell office:value-type="string" calcext:value-type="string">
            <text:p>Interactive DIP Switch 2 indipendent elemen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W-DIP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DSW22</text:p>
          </table:table-cell>
          <table:table-cell table:style-name="Default" office:value-type="string" calcext:value-type="string">
            <text:p>DIPSW_2</text:p>
          </table:table-cell>
          <table:table-cell office:value-type="string" calcext:value-type="string">
            <text:p>https://www.mouser.sg/ProductDetail/TE-Connectivity-PB/1825360-1?qs=Ftb%252BnBCDTZKCT4kLG1kHfw%3D%3D</text:p>
          </table:table-cell>
          <table:table-cell office:value-type="string" calcext:value-type="string">
            <text:p>Interactive DIP Switch 2 indipendent elemen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W-DIP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A1</text:p>
          </table:table-cell>
          <table:table-cell table:style-name="Default" office:value-type="string" calcext:value-type="string">
            <text:p>CONN-DIL34</text:p>
          </table:table-cell>
          <table:table-cell office:value-type="string" calcext:value-type="string">
            <text:p>https://www.mouser.sg/ProductDetail/3M-Electronic-Solutions-Division/929852-01-17-30?qs=sGAEpiMZZMs%252BGHln7q6pm0R%252BIqgWC%252BQxCIlq0Hg83cE%3D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3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B1</text:p>
          </table:table-cell>
          <table:table-cell table:style-name="Default" office:value-type="string" calcext:value-type="string">
            <text:p>CONN-DIL8</text:p>
          </table:table-cell>
          <table:table-cell office:value-type="string" calcext:value-type="string">
            <text:p>https://www.mouser.sg/ProductDetail/Mill-Max/803-47-008-10-001000?qs=sGAEpiMZZMvlX3nhDDO4AEvDUxDP%2FxEU0g06CSv%2FFqg%3D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C1</text:p>
          </table:table-cell>
          <table:table-cell table:style-name="Default" office:value-type="string" calcext:value-type="string">
            <text:p>CONN-SIL2</text:p>
          </table:table-cell>
          <table:table-cell office:value-type="string" calcext:value-type="string">
            <text:p>https://www.mouser.sg/ProductDetail/3M-Electronic-Solutions-Division/929850-01-02-10?qs=sGAEpiMZZMs%252BGHln7q6pm6DQXoV0bF8fKj%2FScW6NT6k%3D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1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2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3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4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5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6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7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H8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1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Video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2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Char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3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Sprite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4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Tile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5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Mode7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EXPANSIONBUSP6</text:p>
          </table:table-cell>
          <table:table-cell table:style-name="Default" office:value-type="string" calcext:value-type="string">
            <text:p>MY_0902164692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7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Vector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8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Combiner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EXPANSIONBUSP9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BackgroundRGB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INRAMSEL1</text:p>
          </table:table-cell>
          <table:table-cell table:style-name="Default" office:value-type="string" calcext:value-type="string">
            <text:p>CONN-SIL8</text:p>
          </table:table-cell>
          <table:table-cell office:value-type="string" calcext:value-type="string">
            <text:p>https://www.mouser.sg/ProductDetail/Molex/90121-0128?qs=PvP5v7EimsmfZ8WDsc6%252BuA%3D%3D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NN-SIL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1</text:p>
          </table:table-cell>
          <table:table-cell table:style-name="Default" office:value-type="string" calcext:value-type="string">
            <text:p>JUMPER</text:p>
          </table:table-cell>
          <table:table-cell/>
          <table:table-cell office:value-type="string" calcext:value-type="string">
            <text:p>Animated Jumper</text:p>
          </table:table-cell>
          <table:table-cell/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2</text:p>
          </table:table-cell>
          <table:table-cell table:style-name="Default" office:value-type="string" calcext:value-type="string">
            <text:p>JUMPER</text:p>
          </table:table-cell>
          <table:table-cell/>
          <table:table-cell office:value-type="string" calcext:value-type="string">
            <text:p>Animated Jumper</text:p>
          </table:table-cell>
          <table:table-cell/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JP3</text:p>
          </table:table-cell>
          <table:table-cell table:style-name="Default" office:value-type="string" calcext:value-type="string">
            <text:p>JUMPER</text:p>
          </table:table-cell>
          <table:table-cell/>
          <table:table-cell office:value-type="string" calcext:value-type="string">
            <text:p>Animated Jumper</text:p>
          </table:table-cell>
          <table:table-cell/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2E</text:p>
          </table:table-cell>
          <table:table-cell office:value-type="string" calcext:value-type="string">
            <text:p>74157</text:p>
          </table:table-cell>
          <table:table-cell office:value-type="string" calcext:value-type="string">
            <text:p>https://www.mouser.sg/ProductDetail/Texas-Instruments/SN74LS157DR?qs=SL3LIuy2dWw%2F%252Bp7AA8LUjg%3D%3D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5E</text:p>
          </table:table-cell>
          <table:table-cell office:value-type="string" calcext:value-type="string">
            <text:p>74283</text:p>
          </table:table-cell>
          <table:table-cell office:value-type="string" calcext:value-type="string">
            <text:p>https://www.mouser.sg/ProductDetail/Texas-Instruments/SN74LS283D?qs=RnzODY3cU8uoUhrsuMKPjw%3D%3D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5E2NEW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6E</text:p>
          </table:table-cell>
          <table:table-cell office:value-type="string" calcext:value-type="string">
            <text:p>74273</text:p>
          </table:table-cell>
          <table:table-cell office:value-type="string" calcext:value-type="string">
            <text:p>https://www.mouser.sg/ProductDetail/Texas-Instruments/SN74LS273NSR?qs=SL3LIuy2dWxsq%2FCTeVMKZg%3D%3D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780X200-20N-CAP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7E</text:p>
          </table:table-cell>
          <table:table-cell table:style-name="Default"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DR?qs=1K8%2FAQHn5WQhMQC6QKmQtQ%3D%3D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7E6</text:p>
          </table:table-cell>
          <table:table-cell office:value-type="string" calcext:value-type="string">
            <text:p>74194</text:p>
          </table:table-cell>
          <table:table-cell office:value-type="string" calcext:value-type="string">
            <text:p>https://www.mouser.sg/ProductDetail/Texas-Instruments/SN74LS194AD?qs=SL3LIuy2dWyQbcrd0iQ7mw%3D%3D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OIC127P600X175-16N-CAP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8E6R</text:p>
          </table:table-cell>
          <table:table-cell table:style-name="Default"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CAP20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AYER1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AYER2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AYER3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LAYER4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MEMORY</text:p>
          </table:table-cell>
          <table:table-cell table:style-name="Default"/>
          <table:table-cell/>
          <table:table-cell office:value-type="string" calcext:value-type="string">
            <text:p>Logic Analyse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OSC1</text:p>
          </table:table-cell>
          <table:table-cell table:style-name="Default" office:value-type="string" calcext:value-type="string">
            <text:p>SQRWIDOSCD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OSC2</text:p>
          </table:table-cell>
          <table:table-cell table:style-name="Default" office:value-type="string" calcext:value-type="string">
            <text:p>SQRWIDOSCDIL</text:p>
          </table:table-cell>
          <table:table-cell office:value-type="string" calcext:value-type="string">
            <text:p>https://www.mouser.sg/ProductDetail/3M-Electronic-Solutions-Division/4814-3000-CP?qs=IGgAdOvCTsSwgxfUvPVZeg%3D%3D</text:p>
          </table:table-cell>
          <table:table-cell/>
          <table:table-cell office:value-type="string" calcext:value-type="string">
            <text:p>Sprites</text:p>
          </table:table-cell>
          <table:table-cell office:value-type="string" calcext:value-type="string">
            <text:p>SQRWIDOSCDIL1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1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2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3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4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5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PIXEL6</text:p>
          </table:table-cell>
          <table:table-cell table:style-name="Default" office:value-type="string" calcext:value-type="string">
            <text:p>TST-105-04-L-D-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7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ector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8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9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10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11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12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IXEL13</text:p>
          </table:table-cell>
          <table:table-cell table:style-name="Default"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Combiner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POWER 5V</text:p>
          </table:table-cell>
          <table:table-cell table:style-name="Default" office:value-type="string" calcext:value-type="string">
            <text:p>163-179PH-EX</text:p>
          </table:table-cell>
          <table:table-cell office:value-type="string" calcext:value-type="string">
            <text:p>https://www.mouser.sg/ProductDetail/163-179PH-EX</text:p>
          </table:table-cell>
          <table:table-cell office:value-type="string" calcext:value-type="string">
            <text:p>DC Power Connectors PCB 2.1MM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163179PHEX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ROWCOL1</text:p>
          </table:table-cell>
          <table:table-cell table:style-name="Default" office:value-type="string" calcext:value-type="string">
            <text:p>CONN-DIL20</text:p>
          </table:table-cell>
          <table:table-cell office:value-type="string" calcext:value-type="string">
            <text:p>https://www.mouser.sg/ProductDetail/3M-Electronic-Solutions-Division/929850-01-20-10?qs=sGAEpiMZZMs%252BGHln7q6pmwu5ra4CY41iGmTOHot%252BMls%3D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ttps://www.mouser.sg/ProductDetail/Bourns/3006P-7-101LF?qs=GiVA9kKujyafZRjN8HNnfA%3D%3D</text:p>
          </table:table-cell>
          <table:table-cell office:value-type="string" calcext:value-type="string">
            <text:p>POT 100 OHM 3/4 inch RECT WW SL M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PRE-MT0.75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ttps://www.mouser.sg/ProductDetail/Bourns/3006P-7-101LF?qs=GiVA9kKujyafZRjN8HNnfA%3D%3D</text:p>
          </table:table-cell>
          <table:table-cell office:value-type="string" calcext:value-type="string">
            <text:p>POT 100 OHM 3/4 inch RECT WW SL M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PRE-MT0.75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ttps://www.mouser.sg/ProductDetail/Bourns/3006P-7-101LF?qs=GiVA9kKujyafZRjN8HNnfA%3D%3D</text:p>
          </table:table-cell>
          <table:table-cell office:value-type="string" calcext:value-type="string">
            <text:p>POT 100 OHM 3/4 inch RECT WW SL M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PRE-MT0.75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SPRITESTIMING</text:p>
          </table:table-cell>
          <table:table-cell table:style-name="Default"/>
          <table:table-cell/>
          <table:table-cell office:value-type="string" calcext:value-type="string">
            <text:p>Logic Analyse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ECLL1</text:p>
          </table:table-cell>
          <table:table-cell table:style-name="Default"/>
          <table:table-cell/>
          <table:table-cell office:value-type="string" calcext:value-type="string">
            <text:p>Logic Analyse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1</text:p>
          </table:table-cell>
          <table:table-cell table:style-name="Default" office:value-type="string" calcext:value-type="string">
            <text:p>CONN-DIL8</text:p>
          </table:table-cell>
          <table:table-cell office:value-type="string" calcext:value-type="string">
            <text:p>https://www.mouser.sg/ProductDetail/Mill-Max/803-47-008-10-001000?qs=sGAEpiMZZMvlX3nhDDO4AEvDUxDP%2FxEU0g06CSv%2FFqg%3D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NN-DIL8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2</text:p>
          </table:table-cell>
          <table:table-cell table:style-name="Default" office:value-type="string" calcext:value-type="string">
            <text:p>2311586-4</text:p>
          </table:table-cell>
          <table:table-cell office:value-type="string" calcext:value-type="string">
            <text:p>https://www.mouser.sg/ProductDetail/TE-Connectivity/2311586-4?qs=rrS6PyfT74fCtSRxG4pC6w%3D%3D</text:p>
          </table:table-cell>
          <table:table-cell office:value-type="string" calcext:value-type="string">
            <text:p>D-Sub High Density Connectors AMPL REC, HD22 R/A 15P THREADED BLU</text:p>
          </table:table-cell>
          <table:table-cell office:value-type="string" calcext:value-type="string">
            <text:p>Video</text:p>
          </table:table-cell>
          <table:table-cell table:style-name="ce1" office:value-type="string" calcext:value-type="string">
            <text:p>2311586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</text:p>
          </table:table-cell>
          <table:table-cell table:style-name="Default"/>
          <table:table-cell/>
          <table:table-cell office:value-type="string" calcext:value-type="string">
            <text:p>Logic Analyse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1</text:p>
          </table:table-cell>
          <table:table-cell table:style-name="Default" office:value-type="string" calcext:value-type="string">
            <text:p>CONN-DIL20</text:p>
          </table:table-cell>
          <table:table-cell office:value-type="string" calcext:value-type="string">
            <text:p>https://www.mouser.sg/ProductDetail/3M-Electronic-Solutions-Division/929850-01-20-10?qs=sGAEpiMZZMs%252BGHln7q6pmwu5ra4CY41iGmTOHot%252BMls%3D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20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1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2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3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4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5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6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7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H8</text:p>
          </table:table-cell>
          <table:table-cell office:value-type="string" calcext:value-type="string">
            <text:p>0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table:style-name="ce1" office:value-type="string" calcext:value-type="string">
            <text:p>09022646824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1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Video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2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Char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3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Sprite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4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Tile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5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Mode7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VIDEOP6</text:p>
          </table:table-cell>
          <table:table-cell table:style-name="Default" office:value-type="string" calcext:value-type="string">
            <text:p>MY_0902164692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7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Vectors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8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Combiner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IDEOP9</text:p>
          </table:table-cell>
          <table:table-cell table:style-name="Default"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 office:value-type="string" calcext:value-type="string">
            <text:p>DIN 41612 Connectors 64P 2A MALE R/A SLDR</text:p>
          </table:table-cell>
          <table:table-cell office:value-type="string" calcext:value-type="string">
            <text:p>BackgroundRGB</text:p>
          </table:table-cell>
          <table:table-cell table:style-name="ce1" office:value-type="string" calcext:value-type="string">
            <text:p>0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CHAR</text:p>
          </table:table-cell>
          <table:table-cell table:style-name="Default"/>
          <table:table-cell/>
          <table:table-cell office:value-type="string" calcext:value-type="string">
            <text:p>Logic Analyse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1</text:p>
          </table:table-cell>
          <table:table-cell table:style-name="Default" office:value-type="string" calcext:value-type="string">
            <text:p>VSMDIGITALDISPLAY</text:p>
          </table:table-cell>
          <table:table-cell/>
          <table:table-cell office:value-type="string" calcext:value-type="string">
            <text:p>CRT Display with frequency detection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2</text:p>
          </table:table-cell>
          <table:table-cell table:style-name="Default" office:value-type="string" calcext:value-type="string">
            <text:p>VSMDIGITALDATA</text:p>
          </table:table-cell>
          <table:table-cell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3</text:p>
          </table:table-cell>
          <table:table-cell table:style-name="Default" office:value-type="string" calcext:value-type="string">
            <text:p>VSMDIGITALDATAINPUT</text:p>
          </table:table-cell>
          <table:table-cell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4</text:p>
          </table:table-cell>
          <table:table-cell table:style-name="Default" office:value-type="string" calcext:value-type="string">
            <text:p>VSMDIGITALDATA</text:p>
          </table:table-cell>
          <table:table-cell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5</text:p>
          </table:table-cell>
          <table:table-cell table:style-name="Default" office:value-type="string" calcext:value-type="string">
            <text:p>VSMDIGITALDATAINPUT</text:p>
          </table:table-cell>
          <table:table-cell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6</text:p>
          </table:table-cell>
          <table:table-cell table:style-name="Default" office:value-type="string" calcext:value-type="string">
            <text:p>VSMDIGITALDATA</text:p>
          </table:table-cell>
          <table:table-cell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7</text:p>
          </table:table-cell>
          <table:table-cell table:style-name="Default" office:value-type="string" calcext:value-type="string">
            <text:p>VSMDIGITALDATAINPUT</text:p>
          </table:table-cell>
          <table:table-cell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8</text:p>
          </table:table-cell>
          <table:table-cell table:style-name="Default" office:value-type="string" calcext:value-type="string">
            <text:p>VSMDIGITALDATA</text:p>
          </table:table-cell>
          <table:table-cell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9</text:p>
          </table:table-cell>
          <table:table-cell table:style-name="Default" office:value-type="string" calcext:value-type="string">
            <text:p>VSMDIGITALDATA</text:p>
          </table:table-cell>
          <table:table-cell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10</text:p>
          </table:table-cell>
          <table:table-cell table:style-name="Default" office:value-type="string" calcext:value-type="string">
            <text:p>VSMDIGITALDATA</text:p>
          </table:table-cell>
          <table:table-cell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VSMDD11</text:p>
          </table:table-cell>
          <table:table-cell table:style-name="Default" office:value-type="string" calcext:value-type="string">
            <text:p>VSMDIGITALDATAINPUT</text:p>
          </table:table-cell>
          <table:table-cell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string" calcext:value-type="string">
            <text:p>X2</text:p>
          </table:table-cell>
          <table:table-cell table:style-name="Default" office:value-type="string" calcext:value-type="string">
            <text:p>CRYSTAL</text:p>
          </table:table-cell>
          <table:table-cell office:value-type="string" calcext:value-type="string">
            <text:p>https://www.mouser.sg/ProductDetail/520-HCU1209-SX</text:p>
          </table:table-cell>
          <table:table-cell office:value-type="string" calcext:value-type="string">
            <text:p>Quartz crysta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XTAL18</text:p>
          </table:table-cell>
          <table:table-cell/>
          <table:table-cell office:value-type="string" calcext:value-type="string">
            <text:p>Not placed</text:p>
          </table:table-cell>
        </table:table-row>
      </table:table>
      <table:named-expressions/>
      <table:database-ranges>
        <table:database-range table:name="__Anonymous_Sheet_DB__0" table:target-range-address="'Bill Of Materials BombJack - Sprites4 - Routed 2 ind'.A1:'Bill Of Materials BombJack - Sprites4 - Routed 2 ind'.I934" table:display-filter-buttons="true">
          <table:filter>
            <table:filter-and>
              <table:filter-condition table:value="" table:operator="=" table:field-number="8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9T22:26:48.845000000</dc:date>
    <meta:editing-duration>PT32M3S</meta:editing-duration>
    <meta:editing-cycles>1</meta:editing-cycles>
    <meta:document-statistic meta:table-count="1" meta:cell-count="6828" meta:object-count="0"/>
    <meta:generator>LibreOffice/7.6.2.1$Windows_X86_64 LibreOffice_project/56f7684011345957bbf33a7ee678afaf4d2ba333</meta:generator>
  </office:meta>
</office:document-meta>
</file>